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missionInfo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Inf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Info.unescapeString( char [ ] str , int begin , int en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ermissionInfo.escapeString( String str , StringBuffer outp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ermissionInfo.equals( Object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ermissionInfo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mission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Info.PermissionInfo( String type , String name , String ac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missionInfo.getEncod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ermissionInfo.PermissionInfo( String encodedPermission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8">
            <text:p text:style-name="Table_20_Contents">38</text:p>
          </table:table-cell>
          <table:table-cell office:value-type="float" office:value="78">
            <text:p text:style-name="Table_20_Contents">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